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paragraph-properties fo:margin-bottom="0in"/>
      <style:text-properties fo:language="en" fo:country="US"/>
    </style:style>
    <style:style style:name="P15" style:parent-style-name="Normal" style:family="paragraph">
      <style:paragraph-properties fo:margin-bottom="0in"/>
      <style:text-properties fo:language="en" fo:country="US"/>
    </style:style>
    <style:style style:name="P16" style:parent-style-name="Normal" style:family="paragraph">
      <style:paragraph-properties fo:margin-bottom="0in"/>
      <style:text-properties fo:language="en" fo:country="US"/>
    </style:style>
    <style:style style:name="P17" style:parent-style-name="Normal" style:family="paragraph">
      <style:paragraph-properties fo:margin-bottom="0in"/>
      <style:text-properties fo:language="en" fo:country="US"/>
    </style:style>
    <style:style style:name="P18" style:parent-style-name="Normal" style:family="paragraph">
      <style:paragraph-properties fo:margin-bottom="0in"/>
      <style:text-properties fo:language="en" fo:country="US"/>
    </style:style>
    <style:style style:name="P19" style:parent-style-name="Normal" style:family="paragraph">
      <style:paragraph-properties fo:margin-bottom="0in"/>
      <style:text-properties fo:language="en" fo:country="US"/>
    </style:style>
    <style:style style:name="P20" style:parent-style-name="Normal" style:family="paragraph">
      <style:paragraph-properties fo:margin-bottom="0in"/>
      <style:text-properties fo:language="en" fo:country="US"/>
    </style:style>
    <style:style style:name="P21" style:parent-style-name="Normal" style:family="paragraph">
      <style:paragraph-properties fo:margin-bottom="0in"/>
      <style:text-properties fo:language="en" fo:country="US"/>
    </style:style>
    <style:style style:name="P22" style:parent-style-name="Normal" style:family="paragraph">
      <style:paragraph-properties fo:margin-bottom="0in"/>
      <style:text-properties fo:language="en" fo:country="US"/>
    </style:style>
    <style:style style:name="P23" style:parent-style-name="Normal" style:family="paragraph">
      <style:paragraph-properties fo:margin-bottom="0in"/>
      <style:text-properties fo:language="en" fo:country="US"/>
    </style:style>
    <style:style style:name="P24" style:parent-style-name="Normal" style:family="paragraph">
      <style:paragraph-properties fo:margin-bottom="0in"/>
    </style:style>
    <style:style style:name="P25" style:parent-style-name="Normal" style:family="paragraph">
      <style:paragraph-properties fo:margin-bottom="0in"/>
    </style:style>
    <style:style style:name="P26" style:parent-style-name="Normal" style:family="paragraph">
      <style:paragraph-properties fo:margin-bottom="0in"/>
      <style:text-properties fo:language="en" fo:country="US"/>
    </style:style>
    <style:style style:name="P27" style:parent-style-name="Normal" style:family="paragraph">
      <style:paragraph-properties fo:margin-bottom="0in"/>
    </style:style>
    <style:style style:name="P28" style:parent-style-name="Normal" style:family="paragraph">
      <style:paragraph-properties fo:margin-bottom="0in"/>
    </style:style>
    <style:style style:name="P29" style:parent-style-name="Normal" style:family="paragraph">
      <style:paragraph-properties fo:margin-bottom="0in"/>
      <style:text-properties fo:language="en" fo:country="US"/>
    </style:style>
    <style:style style:name="P30" style:parent-style-name="Normal" style:family="paragraph">
      <style:paragraph-properties fo:margin-bottom="0in"/>
    </style:style>
    <style:style style:name="P31" style:parent-style-name="Normal" style:family="paragraph">
      <style:paragraph-properties fo:margin-bottom="0in"/>
    </style:style>
    <style:style style:name="P32" style:parent-style-name="Normal" style:family="paragraph">
      <style:paragraph-properties fo:margin-bottom="0in"/>
      <style:text-properties fo:language="en" fo:country="US"/>
    </style:style>
    <style:style style:name="P33" style:parent-style-name="Normal" style:family="paragraph">
      <style:paragraph-properties fo:margin-bottom="0in"/>
    </style:style>
    <style:style style:name="P34" style:parent-style-name="Normal" style:family="paragraph">
      <style:paragraph-properties fo:margin-bottom="0in"/>
    </style:style>
    <style:style style:name="P35" style:parent-style-name="Normal" style:family="paragraph">
      <style:paragraph-properties fo:margin-bottom="0in"/>
      <style:text-properties fo:language="en" fo:country="US"/>
    </style:style>
    <style:style style:name="P36" style:parent-style-name="Normal" style:family="paragraph">
      <style:paragraph-properties fo:margin-bottom="0in"/>
      <style:text-properties fo:language="en" fo:country="US"/>
    </style:style>
    <style:style style:name="P37" style:parent-style-name="Normal" style:family="paragraph">
      <style:paragraph-properties fo:margin-bottom="0in"/>
      <style:text-properties fo:language="en" fo:country="US"/>
    </style:style>
  </office:automatic-styles>
  <office:body>
    <office:text text:use-soft-page-breaks="true">
      <text:p text:style-name="P1">CREATE TABLE Category (<text:line-break/>    id INT PRIMARY KEY AUTO_INCREMENT,<text:line-break/>    name VARCHAR(255) NOT NULL UNIQUE<text:line-break/>);</text:p>
      <text:p text:style-name="P2">CREATE TABLE Article (<text:line-break/>    id INT PRIMARY KEY AUTO_INCREMENT,     <text:line-break/>    title VARCHAR(100) NOT NULL UNIQUE,     <text:line-break/>    content TEXT NOT NULL,<text:line-break/>    category_id INT NOT NULL,     <text:line-break/>    image_url VARCHAR(255) NOT NULL,     <text:line-break/>    publication_date DATE NOT NULL,<text:line-break/>    is_favorite BOOLEAN DEFAULT FALSE,     <text:line-break/>    meta_description VARCHAR(255),  <text:line-break/>    chapo TEXT,    <text:line-break/>    og_title VARCHAR(100),<text:line-break/>    og_description VARCHAR(255),<text:line-break/>    og_image_url VARCHAR(255),<text:line-break/>    FOREIGN KEY (category_id) REFERENCES Category(id) ON DELETE CASCADE<text:line-break/>); </text:p>
      <text:p text:style-name="P3">CREATE TABLE Newsletter (<text:line-break/>    id INT PRIMARY KEY AUTO_INCREMENT,<text:line-break/>    email VARCHAR(255) NOT NULL UNIQUE,<text:line-break/>);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soft-page-break/>
      <text:p text:style-name="P16">INSERT INTO Category (name) VALUES ("catégorie 1");</text:p>
      <text:p text:style-name="P17">INSERT INTO Category (name) VALUES ("catégorie 2");</text:p>
      <text:p text:style-name="P18">INSERT INTO Category (name) VALUES ("catégorie 3");</text:p>
      <text:p text:style-name="P19">INSERT INTO Category (name) VALUES ("catégorie<text:s/>4");</text:p>
      <text:p text:style-name="P20">INSERT INTO Category (name) VALUES ("catégorie<text:s/>5");</text:p>
      <text:p text:style-name="P21"/>
      <text:p text:style-name="P22"/>
      <text:p text:style-name="P23">INSERT INTO Article (title, content, category_id, image_url, publication_date)</text:p>
      <text:p text:style-name="P24">VALUES ("Article 1", "C'est l'article 1", 1, "http://image1.png", DATE('2024-09-17'));</text:p>
      <text:p text:style-name="P25"/>
      <text:p text:style-name="P26">INSERT INTO Article (title, content, category_id, image_url, publication_date)</text:p>
      <text:p text:style-name="P27">VALUES ("Article 2", "C'est l'article 2", 3, "http://image2.png", DATE('2024-06-17'));</text:p>
      <text:p text:style-name="P28"/>
      <text:p text:style-name="P29">INSERT INTO Article (title, content, category_id, image_url, publication_date)</text:p>
      <text:p text:style-name="P30">VALUES ("Article 3", "C'est l'article 3", 2, "http://image3.png", DATE('2024-09-15'));</text:p>
      <text:p text:style-name="P31"/>
      <text:p text:style-name="P32">INSERT INTO Article (title, content, category_id, image_url, publication_date)</text:p>
      <text:p text:style-name="P33">VALUES ("Article 4", "C'est l'article 4", 3, "http://image4.png", DATE('2024-09-10'));</text:p>
      <text:p text:style-name="P34"/>
      <text:p text:style-name="P35">INSERT INTO Newsletter (email) VALUES ("patrick@gmail.com")</text:p>
      <text:p text:style-name="P36"/>
      <text:p text:style-name="P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atrick G</meta:initial-creator>
    <dc:creator>Patrick G</dc:creator>
    <meta:creation-date>2024-10-29T14:22:00Z</meta:creation-date>
    <dc:date>2024-10-29T14:22:00Z</dc:date>
    <meta:template xlink:href="Normal.dotm" xlink:type="simple"/>
    <meta:editing-cycles>2</meta:editing-cycles>
    <meta:editing-duration>PT60S</meta:editing-duration>
    <meta:document-statistic meta:page-count="2" meta:paragraph-count="3" meta:word-count="267" meta:character-count="1733" meta:row-count="12" meta:non-whitespace-character-count="1469"/>
  </office:meta>
</office:document-meta>
</file>